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7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859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family="Courier" style:font-family-generic="modern" style:font-pitch="fixed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6.773cm" svg:x="1.4cm" svg:y="2cm" presentation:class="subtitle" presentation:user-transformed="true">
          <draw:text-box>
            <text:p><text:span text:style-name="T1">tmux</text:span></text:p>
            <text:p><text:span text:style-name="T2">Nicholas Marriott</text:span></text:p>
            <text:p><text:span text:style-name="T2">20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is tmux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>Terminal multiplexer...</text:p>
            <text:p>Text program with three main features:</text:p>
            <text:list text:style-name="L2">
              <text:list-item>
                <text:p>Run multiple programs inside tmux and swap between them interactively</text:p>
              </text:list-item>
              <text:list-item>
                <text:p>Detach from the terminal and reattach later</text:p>
              </text:list-item>
              <text:list-item>
                <text:p>Move between terminals without affecting programs inside tmux</text:p>
              </text:list-item>
            </text:list>
            <text:p>Lots of other stuff but those are the biggest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me background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mux started in 2007</text:p>
              </text:list-item>
              <text:list-item>
                <text:p>Entirely in C, about 30K LOC now</text:p>
              </text:list-item>
              <text:list-item>
                <text:p>Imported into OpenBSD base system in 2009</text:p>
              </text:list-item>
              <text:list-item>
                <text:p>Portable version on SF</text:p>
              </text:list-item>
              <text:list-item>
                <text:p>Runs on *BSD, Linux, Solaris, AIX, HP-UX</text:p>
              </text:list-item>
              <text:list-item>
                <text:p>Currently version 1.4, probably 1.5 soon</text:p>
              </text:list-item>
              <text:list-item>
                <text:p>I'm the main developer but there are several other regular/significant contributo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o it's like GNU screen then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>Yes, similar ideas</text:p>
            <text:p>Similar abilities too now but different design</text:p>
            <text:p/>
            <text:p>tmux rarely based on how screen does things - I don't use it much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But what's different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>I haven't used GNU screen for a while but:</text:p>
            <text:list text:style-name="L2">
              <text:list-item>
                <text:p>tmux is BSD licensed</text:p>
              </text:list-item>
              <text:list-item>
                <text:p>tmux has a much more modern code style</text:p>
              </text:list-item>
              <text:list-item>
                <text:p>tmux is actively developed and released</text:p>
              </text:list-item>
              <text:list-item>
                <text:p>tmux is client-server and uses libevent</text:p>
              </text:list-item>
              <text:list-item>
                <text:p>Pane management is significantly different</text:p>
              </text:list-item>
              <text:list-item>
                <text:p>Fewer limits, better for emacs users (like me!)</text:p>
              </text:list-item>
              <text:list-item>
                <text:p>A lot of other stuff too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mux terminology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One <text:span text:style-name="T3">server</text:span> process - socket in /tmp</text:p>
              </text:list-item>
              <text:list-item>
                <text:p>Server contains <text:span text:style-name="T3">sessions</text:span> which contain <text:span text:style-name="T3">windows</text:span> which can be split into <text:span text:style-name="T3">panes</text:span> which contain running programs</text:p>
              </text:list-item>
              <text:list-item>
                <text:p><text:span text:style-name="T3">Clients</text:span> attach to server and display a session</text:p>
              </text:list-item>
              <text:list-item>
                <text:p>Clients are dumb - server does pretty much everything</text:p>
              </text:list-item>
              <text:list-item>
                <text:p>Windows have <text:span text:style-name="T3">indexes</text:span> (0, 1, 9999) and <text:span text:style-name="T3">names</text:span><text:span text:style-name="T4"> (ksh, mutt, my_name, whatever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can tmux do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>Some of the things I use a lot:</text:p>
            <text:list text:style-name="L2">
              <text:list-item>
                <text:p>Client-server, session management</text:p>
              </text:list-item>
              <text:list-item>
                <text:p>Window panes and layouts</text:p>
              </text:list-item>
              <text:list-item>
                <text:p>Copy and paste</text:p>
              </text:list-item>
              <text:list-item>
                <text:p>Big, flexible command set</text:p>
              </text:list-item>
              <text:list-item>
                <text:p>Automatic window renam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lient-server</text:p>
          </draw:text-box>
        </draw:frame>
        <draw:frame presentation:style-name="pr4" draw:layer="layout" svg:width="25.199cm" svg:height="13.859cm" svg:x="1.4cm" svg:y="4.914cm" presentation:class="outline">
          <draw:text-box>
            <text:p>(Normally) one tmux server controls all terminals, child programs and so on</text:p>
            <text:p>Good:</text:p>
            <text:list text:style-name="L2">
              <text:list-item>
                <text:p>Move windows between sessions</text:p>
              </text:list-item>
              <text:list-item>
                <text:p>Change client session w/o reattach</text:p>
              </text:list-item>
              <text:list-item>
                <text:p>Global configuration and copy buffers</text:p>
              </text:list-item>
            </text:list>
            <text:p>Bad:</text:p>
            <text:list text:continue-numbering="true" text:style-name="L2">
              <text:list-item>
                <text:p>If server dies, all is lost (but rare!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ssion management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ttach one client and switch it between sessions w/o attach and detach</text:p>
              </text:list-item>
              <text:list-item>
                <text:p>Sessions can be like workspaces for different tasks</text:p>
              </text:list-item>
              <text:list-item>
                <text:p>Move windows between sessions or link them into multiple sessions</text:p>
              </text:list-item>
              <text:list-item>
                <text:p>Interactive menu to move between sessions</text:p>
              </text:list-item>
              <text:list-item>
                <text:p>At work I can get to &gt;50 sessions over a few month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indow pan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plit a window into arbitrary horizontal and vertical panes</text:p>
              </text:list-item>
              <text:list-item>
                <text:p>Arguments about which is horizontal and which vertical notwithstanding</text:p>
              </text:list-item>
              <text:list-item>
                <text:p>Preset window layouts (tiled, horizontal and more)</text:p>
              </text:list-item>
              <text:list-item>
                <text:p>Can set up and apply user layouts</text:p>
              </text:list-item>
              <text:list-item>
                <text:p>synchronize-panes option sends input to all panes (very useful with many servers!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py and past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py mode can copy text from visible pane or scrolled history</text:p>
              </text:list-item>
              <text:list-item>
                <text:p>vi and emacs key bindings!</text:p>
              </text:list-item>
              <text:list-item>
                <text:p>Copy mode very usable - search, mouse support, try to match editors</text:p>
              </text:list-item>
              <text:list-item>
                <text:p>Global stack of paste buffers (in 1.5) across sessions</text:p>
              </text:list-item>
              <text:list-item>
                <text:p>Save and load buffers to file, stdou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mand set</text:p>
          </draw:text-box>
        </draw:frame>
        <draw:frame presentation:style-name="pr4" draw:layer="layout" svg:width="25.199cm" svg:height="13.859cm" svg:x="1.5cm" svg:y="5cm" presentation:class="outline" presentation:user-transformed="true">
          <draw:text-box>
            <text:list text:style-name="L2">
              <text:list-item>
                <text:p>tmux has about 80 commands now</text:p>
              </text:list-item>
              <text:list-item>
                <text:p>Commands have long forms and aliases</text:p>
              </text:list-item>
              <text:list-item>
                <text:p>Almost all can be used the same inside tmux, config or shell</text:p>
              </text:list-item>
              <text:list-item>
                <text:p>Great for scripting:</text:p>
              </text:list-item>
            </text:list>
            <text:p><text:span text:style-name="T5">for i in `jot 10`; do</text:span></text:p>
            <text:p><text:span text:style-name="T5"><text:s text:c="4"/></text:span><text:span text:style-name="T5">tmux splitw "ssh host$i"; tmux selectl tiled</text:span></text:p>
            <text:p><text:span text:style-name="T5">don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mand set (more)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mmand sequences (lsk; lsk; lsk)</text:p>
              </text:list-item>
              <text:list-item>
                <text:p>Command prompt: enter command interactively</text:p>
              </text:list-item>
              <text:list-item>
                <text:p>Or prompt and substitute:</text:p>
              </text:list-item>
            </text:list>
            <text:p><text:span text:style-name="T5">bind ',' command-prompt "rename-window '%%'"</text:span></text:p>
            <text:list text:continue-numbering="true" text:style-name="L2">
              <text:list-item>
                <text:p>confirm-before command prompts for y/n:</text:p>
              </text:list-item>
            </text:list>
            <text:p><text:span text:style-name="T5">bind 'x' confirm-before kill-pane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Command target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p>Almost all commands accept a target argument</text:p>
            <text:p>Unified way to address clients, windows, panes</text:p>
            <text:p>tmux will make best guess for pretty much anything omitted</text:p>
            <text:p>Example to swap pane 0 in window 1 in session A with pane 2 in the current window:</text:p>
            <text:p><text:span text:style-name="T5">tmux swap-pane -s A:1.0 -t :.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utomatic rename</text:p>
          </draw:text-box>
        </draw:frame>
        <draw:frame presentation:style-name="pr4" draw:layer="layout" svg:width="25.199cm" svg:height="13.89cm" svg:x="1.4cm" svg:y="4.914cm" presentation:class="outline" presentation:user-transformed="true">
          <draw:text-box>
            <text:list text:style-name="L2">
              <text:list-item>
                <text:p>Only platform-specific code in tmux proper</text:p>
              </text:list-item>
              <text:list-item>
                <text:p>Automatically figure out what is running in window and rename it</text:p>
              </text:list-item>
              <text:list-item>
                <text:p>Uses sysctl on *BSD, /proc on Linux</text:p>
              </text:list-item>
              <text:list-item>
                <text:p>Not as hacky as scraping stuff from the shell prompt and easier to configure (on by default)</text:p>
              </text:list-item>
              <text:list-item>
                <text:p>But doesn't follow over ssh</text:p>
              </text:list-item>
              <text:list-item>
                <text:p>Also can be a little slow on older boxes (best to turn off on your vax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else is sort of cool?</text:p>
          </draw:text-box>
        </draw:frame>
        <draw:frame presentation:style-name="pr4" draw:layer="layout" svg:width="25.199cm" svg:height="14.888cm" svg:x="1.4cm" svg:y="4.914cm" presentation:class="outline" presentation:user-transformed="true">
          <draw:text-box>
            <text:list text:style-name="L2">
              <text:list-item>
                <text:p>pipe-pane command - send all output to a pipe</text:p>
              </text:list-item>
              <text:list-item>
                <text:p>Mouse support - improved a lot for 1.5 thanks to a contributor, drag pane borders to resize etc</text:p>
              </text:list-item>
              <text:list-item>
                <text:p>Search for window containing text</text:p>
              </text:list-item>
              <text:list-item>
                <text:p>Very customisable, status line, messages log</text:p>
              </text:list-item>
              <text:list-item>
                <text:p>256 colour and UTF-8 support</text:p>
              </text:list-item>
              <text:list-item>
                <text:p>Bell/activity monitoring</text:p>
              </text:list-item>
              <text:list-item>
                <text:p>Visual pane identification (shows numbers)</text:p>
              </text:list-item>
              <text:list-item>
                <text:p>ASCII art cloc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 can't tmux do?</text:p>
          </draw:text-box>
        </draw:frame>
        <draw:frame presentation:style-name="pr4" draw:layer="layout" svg:width="25.199cm" svg:height="13.859cm" svg:x="1.4cm" svg:y="4.914cm" presentation:class="outline">
          <draw:text-box>
            <text:p>Big problems right now:</text:p>
            <text:list text:style-name="L2">
              <text:list-item>
                <text:p>Panes can only be in one window - simpler to get panes working at first, hard to change now</text:p>
              </text:list-item>
              <text:list-item>
                <text:p>Windows cannot be bigger than smallest client (no panning)</text:p>
              </text:list-item>
              <text:list-item>
                <text:p>UTF-8 support needs improvement</text:p>
              </text:list-item>
              <text:list-item>
                <text:p>Huge todo list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at's coming up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iff CVS to tmux 1.4 is already 18000 lines</text:p>
              </text:list-item>
              <text:list-item>
                <text:p>I have mails in my inbox now for more mouse improvements and handling of cursor colour/style changes</text:p>
              </text:list-item>
              <text:list-item>
                <text:p>Author of iterm has been investigating integrating it and tmux (really cool)</text:p>
              </text:list-item>
              <text:list-item>
                <text:p>I'm working on more flexible ways to format list output (such as custom ways to list sessions)</text:p>
              </text:list-item>
              <text:list-item>
                <text:p>Suggestions welcom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How does it work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seudoterminals (ptys)</text:p>
              </text:list-item>
              <text:list-item>
                <text:p>Applications inside output to pty slave in TERM=screen format</text:p>
              </text:list-item>
              <text:list-item>
                <text:p>tmux reads from pty master and updates internal representation of terminal</text:p>
              </text:list-item>
              <text:list-item>
                <text:p>Also translates into client TERM and outputs</text:p>
              </text:list-item>
              <text:list-item>
                <text:p>Lots of other jazz to handle key bindings, commands, mouse and so 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Where can I get it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ourceForge http://tmux.sf.net</text:p>
              </text:list-item>
              <text:list-item>
                <text:p>Highly recommended to use CVS and report bugs - early testing means better releases</text:p>
              </text:list-item>
              <text:list-item>
                <text:p>OpenBSD base system</text:p>
              </text:list-item>
              <text:list-item>
                <text:p>Packages or ports for most other platforms</text:p>
              </text:list-item>
            </text:list>
            <text:p>For help:</text:p>
            <text:list text:continue-numbering="true" text:style-name="L2">
              <text:list-item>
                <text:p>tmux-users mailing list</text:p>
              </text:list-item>
              <text:list-item>
                <text:p>IRC channel #tmux on Freenod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 Condensed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 Condensed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5-10T20:00:03</meta:creation-date>
    <meta:editing-duration>PT05H47M17S</meta:editing-duration>
    <meta:editing-cycles>100</meta:editing-cycles>
    <dc:date>2011-05-14T14:26:27</dc:date>
    <meta:generator>OpenOffice.org/3.2$Linux OpenOffice.org_project/320m19$Build-9505</meta:generator>
    <meta:document-statistic meta:object-count="104"/>
  </office:meta>
</office:document-meta>
</file>